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P7" style:parent-style-name="Normal" style:family="paragraph">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office:automatic-styles>
  <office:body>
    <office:text text:use-soft-page-breaks="true">
      <text:p text:style-name="P1">What Is CouncilTrack?</text:p>
      <text:p text:style-name="Normal">CouncilTrack is a website where the student council can easily keep track of sales during events.<text:s/></text:p>
      <text:p text:style-name="Normal"/>
      <text:p text:style-name="Normal">Output:<text:s/></text:p>
      <text:p text:style-name="Normal">(For each event) First you select the event from a list and then it redirects you to its output page:</text:p>
      <text:p text:style-name="Normal">The information is stored in a database, which automatically calculate<text:span text:style-name="T2">s</text:span><text:s/>the overall information<text:span text:style-name="T3">:<text:s/></text:span><text:s/><text:span text:style-name="T4">money needed for products, profit and money which has been received from students. The output<text:s/></text:span>makes it harder for<text:s/><text:span text:style-name="T5">information<text:s/></text:span>to get lost. The website gives an output page of overall statistics and a table<text:s/><text:span text:style-name="T6">which consists of a list of students which should receive items and which items they should receive. If a student receives items from different students they will merge in the database and the variables will be recalculated in total.</text:span></text:p>
      <text:p text:style-name="P7">In order to be easier for the database to be understood it items which have been NOT delivered will be marked in default white and black, items which have been delivered will be marked in green and those which have been problematic (ex. The student wants his money back are marked in red so the staff can sort out their differences).</text:p>
      <text:p text:style-name="Normal">Input:<text:s/></text:p>
      <text:p text:style-name="Normal">The information should be entered as easily possible: A single page with forms large enough not to miss the input you want to enter the needed information as quickly as possible and not to make any mistakes. It should consist of a form that has<text:span text:style-name="T8"><text:s/>the student which ought to receive the gift’s</text:span>:<text:s/></text:p>
      <text:p text:style-name="Normal">!First name- text; Last name- text; Class- text; list of items- check<text:s/><text:span text:style-name="T9">boxes<text:s/></text:span>(calculates money needed automatically and the text of the required amount of money should be clear enough so that it is helpful); In the beginning you should choose in which database you want to store the information-<text:s/><text:span text:style-name="T10">a<text:s/></text:span>list<text:span text:style-name="T11"><text:s/>of events.</text:span></text:p>
      <text:p text:style-name="Normal">For council administrator- can create databases for the CouncilTrack; Edit information for both input information and also the database values like prices, names, etc. (The server should compile when the items are removed and recalculate when the prices are changed)<text:s/></text:p>
      <text:p text:style-name="Normal">The website should record who entered the information inside of the database;<text:s/></text:p>
      <text:p text:style-name="Normal">There should be options where you can mark delivered orders in green, those which have not been delivered in default black and white and those where there is trouble such as the student denying having ordered in red so the council can sort things out with that student<text:span text:style-name="T12"><text:s/>or another incident has been caused</text:span>. <text:s/></text:p>
      <text:p text:style-name="Normal">Sign Up:</text:p>
      <text:p text:style-name="Normal">0)"System Administrator"- Ognian Trajanov and Bobby Radulov- responsible for fixing the website if it crashes and to fix its bugs also name the school administrator.</text:p>
      <text:p text:style-name="Normal">1)"Council Administrator"- Given to the president of the social life committee, can edit database input and information(prices, names, items, etc.); Can erase databases.</text:p>
      <text:p text:style-name="Normal">2)"User"- Can Input information to specific databases; Can view the final database but not edit it;</text:p>
      <text:p text:style-name="Normal">Requirements: Second Name, First Name, Section, Username, Password, !Admin Approval via email!</text:p>
      <text:p text:style-name="Normal"/>
      <text:p text:style-name="Normal">Log In:</text:p>
      <text:p text:style-name="Normal">Username &amp; Password</text:p>
      <text:p text:style-name="Normal"/>
      <text:p text:style-name="Normal">Note: When I state database, which the users can view, I mean a generated table with the data of the database<text:span text:style-name="T13">; !! Log In -&gt; Choose between Input and Output -&gt; Choosing The Event -&gt; Input or Outpu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8-07-23T20:34:00Z</meta:creation-date>
    <dc:date>2018-07-23T21:50:00Z</dc:date>
    <meta:template xlink:href="Normal.dotm" xlink:type="simple"/>
    <meta:editing-cycles>2</meta:editing-cycles>
    <meta:editing-duration>PT4560S</meta:editing-duration>
    <meta:document-statistic meta:page-count="1" meta:paragraph-count="6" meta:word-count="469" meta:character-count="3138" meta:row-count="22" meta:non-whitespace-character-count="2675"/>
  </office:meta>
</office:document-meta>
</file>